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6633" draw:fill-color="#996633" draw:textarea-vertical-align="middle"/>
    </style:style>
    <style:style style:name="gr3" style:family="graphic" style:parent-style-name="standard">
      <style:graphic-properties draw:fill-color="#996633" draw:textarea-vertical-align="middle"/>
    </style:style>
    <style:style style:name="gr4" style:family="graphic" style:parent-style-name="standard">
      <style:graphic-properties draw:fill-color="#461900" draw:textarea-vertical-align="middle"/>
    </style:style>
    <style:style style:name="gr5" style:family="graphic" style:parent-style-name="standard">
      <style:graphic-properties draw:fill-color="#003300" draw:textarea-vertical-align="middle"/>
    </style:style>
    <style:style style:name="gr6" style:family="graphic" style:parent-style-name="standard">
      <style:graphic-properties draw:fill-color="#663300" draw:textarea-vertical-align="middle"/>
    </style:style>
    <style:style style:name="gr7" style:family="graphic" style:parent-style-name="standard">
      <style:graphic-properties svg:stroke-color="#661900" draw:fill-color="#661900" draw:textarea-vertical-align="middle"/>
    </style:style>
    <style:style style:name="gr8" style:family="graphic" style:parent-style-name="standard">
      <style:graphic-properties draw:fill-color="#661900" draw:textarea-vertical-align="middle"/>
    </style:style>
    <style:style style:name="gr9" style:family="graphic" style:parent-style-name="standard">
      <style:graphic-properties svg:stroke-color="#009933" draw:fill-color="#00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objectwithoutfill">
      <style:graphic-properties svg:stroke-width="0.028cm" svg:stroke-color="#00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fill-color="#330000" draw:textarea-vertical-align="middle"/>
    </style:style>
    <style:style style:name="gr14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solid"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2.33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66ff66" draw:fill-color="#009900" draw:textarea-vertical-align="middle"/>
    </style:style>
    <style:style style:name="gr20" style:family="graphic" style:parent-style-name="standard">
      <style:graphic-properties svg:stroke-color="#009900" draw:fill-color="#0099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75cm"/>
    </style:style>
    <style:style style:name="gr22" style:family="graphic" style:parent-style-name="objectwithoutfill">
      <style:graphic-properties svg:stroke-width="0.035cm" svg:stroke-color="#00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1.35cm"/>
    </style:style>
    <style:style style:name="gr24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solid"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14.2cm" svg:x="1.4cm" svg:y="3.2cm">
          <text:p/>
        </draw:rect>
        <draw:rect draw:style-name="gr1" draw:text-style-name="P1" draw:layer="layout" svg:width="8.5cm" svg:height="14.2cm" svg:x="10.5cm" svg:y="3.2cm">
          <text:p/>
        </draw:rect>
        <draw:rect draw:style-name="gr1" draw:text-style-name="P1" draw:layer="layout" svg:width="8.5cm" svg:height="14.2cm" svg:x="19.6cm" svg:y="3.2cm">
          <text:p/>
        </draw:rect>
        <draw:polygon draw:style-name="gr2" draw:text-style-name="P1" draw:layer="layout" svg:width="2.499cm" svg:height="9.199cm" svg:x="7.4cm" svg:y="7.9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4.9cm" svg:y="7.9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16.5cm" svg:y="8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11.3cm" svg:y="16.6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25.6cm" svg:y="7.9cm" svg:viewBox="0 0 2500 9200" draw:points="0,9200 800,9000 900,8900 1500,8300 1700,7300 2000,5100 2200,1600 2000,600 2500,0 2500,9100">
          <text:p/>
        </draw:polygon>
        <draw:polygon draw:style-name="gr4" draw:text-style-name="P1" draw:layer="layout" svg:width="5.399cm" svg:height="0.299cm" svg:x="20cm" svg:y="16.8cm" svg:viewBox="0 0 5400 300" draw:points="0,300 2000,0 4200,0 5200,200 5400,300">
          <text:p/>
        </draw:polygon>
        <draw:polygon draw:style-name="gr5" draw:text-style-name="P1" draw:layer="layout" svg:width="0.199cm" svg:height="0.199cm" svg:x="5.7cm" svg:y="7.7cm" svg:viewBox="0 0 200 200" draw:points="100,200 0,0 100,100 200,0">
          <text:p/>
        </draw:polygon>
      </draw:page>
      <draw:page draw:name="page2" draw:style-name="dp1" draw:master-page-name="Standard">
        <draw:rect draw:style-name="gr1" draw:text-style-name="P1" draw:layer="layout" svg:width="8.5cm" svg:height="14.2cm" svg:x="1.7cm" svg:y="3.2cm">
          <text:p/>
        </draw:rect>
        <draw:rect draw:style-name="gr6" draw:text-style-name="P1" draw:layer="layout" svg:width="8.5cm" svg:height="0.3cm" svg:x="1.7cm" svg:y="17.1cm">
          <text:p/>
        </draw:rect>
        <draw:polygon draw:style-name="gr7" draw:text-style-name="P1" draw:layer="layout" svg:width="2.699cm" svg:height="11.899cm" svg:x="7.5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9cm" svg:x="4.7cm" svg:y="5.1cm" svg:viewBox="0 0 4500 600" draw:points="4400,600 3500,400 1500,200 200,200 0,100 600,0 2100,0 4500,100">
          <text:p/>
        </draw:polygon>
        <draw:polygon draw:style-name="gr9" draw:text-style-name="P1" draw:layer="layout" svg:width="0.199cm" svg:height="0.199cm" svg:x="5.2cm" svg:y="4.9cm" svg:viewBox="0 0 200 200" draw:points="100,200 0,0 100,100 200,0">
          <text:p/>
        </draw:polygon>
        <draw:polygon draw:style-name="gr9" draw:text-style-name="P1" draw:layer="layout" svg:width="0.199cm" svg:height="0.199cm" svg:x="6.1cm" svg:y="4.9cm" svg:viewBox="0 0 200 200" draw:points="100,200 0,0 100,100 200,0">
          <text:p/>
        </draw:polygon>
        <draw:polygon draw:style-name="gr9" draw:text-style-name="P1" draw:layer="layout" svg:width="0.199cm" svg:height="0.199cm" svg:x="7.5cm" svg:y="5cm" svg:viewBox="0 0 200 200" draw:points="100,200 0,0 100,100 200,0">
          <text:p/>
        </draw:polygon>
        <draw:frame draw:style-name="gr10" draw:text-style-name="P2" draw:layer="layout" svg:width="4.5cm" svg:height="1.916cm" svg:x="4.3cm" svg:y="4.2cm">
          <draw:text-box>
            <text:p><text:span text:style-name="T1">Orthotrichum montanum</text:span></text:p>
          </draw:text-box>
        </draw:frame>
        <draw:rect draw:style-name="gr1" draw:text-style-name="P1" draw:layer="layout" svg:width="8.5cm" svg:height="14.2cm" svg:x="10.8cm" svg:y="3.2cm">
          <text:p/>
        </draw:rect>
        <draw:rect draw:style-name="gr6" draw:text-style-name="P1" draw:layer="layout" svg:width="8.5cm" svg:height="0.3cm" svg:x="10.8cm" svg:y="17.1cm">
          <text:p/>
        </draw:rect>
        <draw:polygon draw:style-name="gr7" draw:text-style-name="P1" draw:layer="layout" svg:width="2.699cm" svg:height="11.899cm" svg:x="16.6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87cm" svg:height="0.506cm" svg:x="11.612cm" svg:y="16.7cm" svg:viewBox="0 0 4488 507" draw:points="4388,507 3491,374 1496,321 199,416 0,332 598,187 2094,77 4488,0">
          <text:p/>
        </draw:polygon>
        <draw:polygon draw:style-name="gr9" draw:text-style-name="P1" draw:layer="layout" svg:width="0.198cm" svg:height="0.207cm" svg:x="12.111cm" svg:y="16.68cm" svg:viewBox="0 0 199 208" draw:points="100,208 0,15 100,108 199,0">
          <text:p/>
        </draw:polygon>
        <draw:polygon draw:style-name="gr9" draw:text-style-name="P1" draw:layer="layout" svg:width="0.198cm" svg:height="0.207cm" svg:x="13.008cm" svg:y="16.614cm" svg:viewBox="0 0 199 208" draw:points="100,208 0,15 100,108 199,0">
          <text:p/>
        </draw:polygon>
        <draw:polygon draw:style-name="gr9" draw:text-style-name="P1" draw:layer="layout" svg:width="0.199cm" svg:height="0.206cm" svg:x="14.405cm" svg:y="16.611cm" svg:viewBox="0 0 200 207" draw:points="100,207 0,15 100,107 200,0">
          <text:p/>
        </draw:polygon>
        <draw:rect draw:style-name="gr1" draw:text-style-name="P1" draw:layer="layout" svg:width="8.5cm" svg:height="14.2cm" svg:x="19.9cm" svg:y="3.2cm">
          <text:p/>
        </draw:rect>
        <draw:rect draw:style-name="gr6" draw:text-style-name="P1" draw:layer="layout" svg:width="8.5cm" svg:height="0.3cm" svg:x="19.9cm" svg:y="17.1cm">
          <text:p/>
        </draw:rect>
        <draw:polygon draw:style-name="gr7" draw:text-style-name="P1" draw:layer="layout" svg:width="2.699cm" svg:height="11.899cm" svg:x="25.7cm" svg:y="5.2cm" svg:viewBox="0 0 2700 11900" draw:points="0,11900 500,11700 1200,11200 1700,10200 2000,7100 1900,2300 1600,500 1700,0 2700,0 2700,11900">
          <text:p/>
        </draw:polygon>
        <draw:path draw:style-name="gr11" draw:text-style-name="P1" draw:layer="layout" svg:width="0.083cm" svg:height="0.421cm" svg:x="21.89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17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2.359cm" svg:y="16.592cm" svg:viewBox="0 0 41 394" svg:d="M23 394c-29-45-30-103-5-141 38-58-13-97 23-145l-9-47-14-47-5-14">
          <text:p/>
        </draw:path>
        <draw:frame draw:style-name="gr12" draw:text-style-name="P2" draw:layer="layout" svg:width="3.7cm" svg:height="1.4cm" svg:x="20.9cm" svg:y="14.7cm">
          <draw:text-box>
            <text:p><text:span text:style-name="T1">Polytrichum formosum</text:span></text:p>
          </draw:text-box>
        </draw:frame>
        <draw:polygon draw:style-name="gr13" draw:text-style-name="P1" draw:layer="layout" svg:width="4.299cm" svg:height="0.399cm" svg:x="21.2cm" svg:y="16.8cm" svg:viewBox="0 0 4300 400" draw:points="0,400 400,100 1300,0 3000,0 3600,100 4300,400">
          <text:p/>
        </draw:polygon>
        <draw:path draw:style-name="gr11" draw:text-style-name="P1" draw:layer="layout" svg:width="0.083cm" svg:height="0.421cm" svg:x="22.6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8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0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3.3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3.5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7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4.1cm" svg:y="16.6cm" svg:viewBox="0 0 84 422" svg:d="M0 422c40-43 11-93 14-141 3-49-13-97-9-145v-47l42-51 37-38">
          <text:p/>
        </draw:path>
        <draw:path draw:style-name="gr11" draw:text-style-name="P1" draw:layer="layout" svg:width="0.052cm" svg:height="0.402cm" svg:x="24.385cm" svg:y="16.614cm" svg:viewBox="0 0 53 403" svg:d="M38 403c17-45 7-94 14-141 11-71-107-90-19-145l5-47-23-51-14-19">
          <text:p/>
        </draw:path>
        <draw:path draw:style-name="gr11" draw:text-style-name="P1" draw:layer="layout" svg:width="0.04cm" svg:height="0.393cm" svg:x="24.569cm" svg:y="16.614cm" svg:viewBox="0 0 41 394" svg:d="M23 394c-29-45-30-103-5-141 38-58-13-97 23-145l-9-47-14-47-5-14">
          <text:p/>
        </draw:path>
        <draw:g>
          <draw:path draw:style-name="gr14" draw:text-style-name="P1" draw:layer="layout" svg:width="0.338cm" svg:height="0.078cm" svg:x="12.505cm" svg:y="16.8cm" svg:viewBox="0 0 339 79" svg:d="M0 79c68-161 200-20 309-59l30 30">
            <text:p/>
          </draw:path>
          <draw:path draw:style-name="gr14" draw:text-style-name="P1" draw:layer="layout" svg:width="0.504cm" svg:height="0.171cm" svg:x="12.5cm" svg:y="16.7cm" svg:viewBox="0 0 505 172" svg:d="M0 172c38-92 127-161 220-171 81-9 160 47 245 33l40 32">
            <text:p/>
          </draw:path>
        </draw:g>
        <draw:g>
          <draw:path draw:style-name="gr15" draw:text-style-name="P1" draw:layer="layout" svg:width="0.418cm" svg:height="0.118cm" svg:x="13.581cm" svg:y="16.681cm" svg:viewBox="0 0 419 119" svg:d="M0 119c-2-67 81-154 140-104 60 50 124 28 188 37h61l30 6">
            <text:p/>
          </draw:path>
          <draw:path draw:style-name="gr15" draw:text-style-name="P1" draw:layer="layout" svg:width="0.134cm" svg:height="0.14cm" svg:x="13.483cm" svg:y="16.64cm" svg:viewBox="0 0 135 141" svg:d="M114 141c16-39 56-175-51-133l-63 24 6 6">
            <text:p/>
          </draw:path>
          <draw:path draw:style-name="gr15" draw:text-style-name="P1" draw:layer="layout" svg:width="0.299cm" svg:height="0.227cm" svg:x="13.618cm" svg:y="16.515cm" svg:viewBox="0 0 300 228" svg:d="M0 228c22-41 87-84 56-136-33-56 33-100 77-91 46 10 87 37 129 64l38-14">
            <text:p/>
          </draw:path>
        </draw:g>
        <draw:g>
          <draw:path draw:style-name="gr15" draw:text-style-name="P1" draw:layer="layout" svg:width="0.418cm" svg:height="0.118cm" svg:x="14.983cm" svg:y="16.666cm" svg:viewBox="0 0 419 119" svg:d="M419 119c2-67-81-154-140-104-60 50-124 28-188 37h-61l-30 6">
            <text:p/>
          </draw:path>
          <draw:path draw:style-name="gr15" draw:text-style-name="P1" draw:layer="layout" svg:width="0.134cm" svg:height="0.14cm" svg:x="15.365cm" svg:y="16.625cm" svg:viewBox="0 0 135 141" svg:d="M21 141c-16-39-56-175 50-133l64 24-6 6">
            <text:p/>
          </draw:path>
          <draw:path draw:style-name="gr15" draw:text-style-name="P1" draw:layer="layout" svg:width="0.299cm" svg:height="0.227cm" svg:x="15.065cm" svg:y="16.5cm" svg:viewBox="0 0 300 228" svg:d="M300 228c-22-41-87-84-56-136 33-56-33-100-77-91-46 10-87 37-129 64l-38-14">
            <text:p/>
          </draw:path>
        </draw:g>
        <draw:g>
          <draw:path draw:style-name="gr14" draw:text-style-name="P1" draw:layer="layout" svg:width="0.338cm" svg:height="0.078cm" svg:x="15.6cm" svg:y="16.621cm" svg:viewBox="0 0 339 79" svg:d="M0 79c68-161 200-20 309-59l30 30">
            <text:p/>
          </draw:path>
          <draw:path draw:style-name="gr14" draw:text-style-name="P1" draw:layer="layout" svg:width="0.504cm" svg:height="0.171cm" svg:x="15.595cm" svg:y="16.521cm" svg:viewBox="0 0 505 172" svg:d="M0 172c38-92 127-161 220-171 81-9 160 47 245 33l40 32">
            <text:p/>
          </draw:path>
        </draw:g>
        <draw:frame draw:style-name="gr16" draw:text-style-name="P2" draw:layer="layout" svg:width="3.1cm" svg:height="2.585cm" svg:x="13.1cm" svg:y="15cm">
          <draw:text-box>
            <text:p><text:span text:style-name="T1">Hypnum cupressiforme</text:span></text:p>
          </draw:text-box>
        </draw:frame>
      </draw:page>
      <draw:page draw:name="page3" draw:style-name="dp1" draw:master-page-name="Standard">
        <draw:rect draw:style-name="gr6" draw:text-style-name="P1" draw:layer="layout" svg:width="8.5cm" svg:height="0.3cm" svg:x="11.2cm" svg:y="17.2cm">
          <text:p/>
        </draw:rect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polygon draw:style-name="gr7" draw:text-style-name="P1" draw:layer="layout" svg:width="5.599cm" svg:height="12.499cm" svg:x="14.1cm" svg:y="4.7cm" svg:viewBox="0 0 5600 12500" draw:points="2800,12500 3300,12300 3800,11900 4200,11400 4600,10200 5000,6500 4800,3600 2600,1500 0,500 200,300 3100,1200 4800,2600 4100,300 4300,0 4800,1400 5600,3100 5600,12500">
          <text:p/>
        </draw:polygon>
        <draw:ellipse draw:style-name="gr19" draw:text-style-name="P1" draw:layer="layout" svg:width="3.5cm" svg:height="2.1cm" svg:x="14.9cm" svg:y="3.7cm">
          <text:p/>
        </draw:ellipse>
        <draw:polygon draw:style-name="gr8" draw:text-style-name="P1" draw:layer="layout" svg:width="3.699cm" svg:height="0.499cm" svg:x="15.3cm" svg:y="8.6cm" svg:viewBox="0 0 3700 500" draw:points="3700,500 2600,300 1600,200 200,400 0,300 300,200 1600,0 3100,100 3700,200">
          <text:p/>
        </draw:polygon>
        <draw:ellipse draw:style-name="gr19" draw:text-style-name="P1" draw:layer="layout" svg:width="2cm" svg:height="1.8cm" svg:x="18.5cm" svg:y="4.1cm">
          <text:p/>
        </draw:ellipse>
        <draw:ellipse draw:style-name="gr19" draw:text-style-name="P1" draw:layer="layout" svg:width="2.5cm" svg:height="1.8cm" svg:x="16.8cm" svg:y="5cm">
          <text:p/>
        </draw:ellipse>
        <draw:ellipse draw:style-name="gr19" draw:text-style-name="P1" draw:layer="layout" svg:width="2.7cm" svg:height="1.6cm" svg:x="13cm" svg:y="4.4cm">
          <text:p/>
        </draw:ellipse>
        <draw:ellipse draw:style-name="gr19" draw:text-style-name="P1" draw:layer="layout" svg:width="3.5cm" svg:height="2.1cm" svg:x="13.3cm" svg:y="2.9cm">
          <text:p/>
        </draw:ellipse>
        <draw:ellipse draw:style-name="gr19" draw:text-style-name="P1" draw:layer="layout" svg:width="4.7cm" svg:height="2.8cm" svg:x="14.7cm" svg:y="2.5cm">
          <text:p/>
        </draw:ellipse>
        <draw:ellipse draw:style-name="gr19" draw:text-style-name="P1" draw:layer="layout" svg:width="3.5cm" svg:height="2.1cm" svg:x="17cm" svg:y="2.9cm">
          <text:p/>
        </draw:ellipse>
        <draw:ellipse draw:style-name="gr19" draw:text-style-name="P1" draw:layer="layout" svg:width="2.5cm" svg:height="1.8cm" svg:x="14.5cm" svg:y="4.8cm">
          <text:p/>
        </draw:ellipse>
        <draw:rect draw:style-name="gr6" draw:text-style-name="P1" draw:layer="layout" svg:width="8.5cm" svg:height="0.3cm" svg:x="2.5cm" svg:y="17.2cm">
          <text:p/>
        </draw:rect>
        <draw:polygon draw:style-name="gr7" draw:text-style-name="P1" draw:layer="layout" svg:width="5.599cm" svg:height="8.699cm" svg:x="5.4cm" svg:y="8.5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8.1cm" svg:y="7.2cm">
          <text:p/>
        </draw:ellipse>
        <draw:ellipse draw:style-name="gr20" draw:text-style-name="P1" draw:layer="layout" svg:width="2.5cm" svg:height="1.8cm" svg:x="6.4cm" svg:y="7.6cm">
          <text:p/>
        </draw:ellipse>
        <draw:ellipse draw:style-name="gr20" draw:text-style-name="P1" draw:layer="layout" svg:width="2.5cm" svg:height="1.8cm" svg:x="4.1cm" svg:y="7.5cm">
          <text:p/>
        </draw:ellipse>
        <draw:ellipse draw:style-name="gr20" draw:text-style-name="P1" draw:layer="layout" svg:width="2.5cm" svg:height="1.8cm" svg:x="4.9cm" svg:y="6.7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2.9cm" svg:y="6.9cm">
          <text:p/>
        </draw:ellipse>
        <draw:ellipse draw:style-name="gr20" draw:text-style-name="P1" draw:layer="layout" svg:width="2.5cm" svg:height="1.8cm" svg:x="8.5cm" svg:y="6.6cm">
          <text:p/>
        </draw:ellipse>
        <draw:ellipse draw:style-name="gr20" draw:text-style-name="P1" draw:layer="layout" svg:width="2.5cm" svg:height="1.8cm" svg:x="7.6cm" svg:y="6.3cm">
          <text:p/>
        </draw:ellipse>
        <draw:ellipse draw:style-name="gr20" draw:text-style-name="P1" draw:layer="layout" svg:width="2.5cm" svg:height="1.8cm" svg:x="6.5cm" svg:y="6.7cm">
          <text:p/>
        </draw:ellipse>
        <draw:ellipse draw:style-name="gr20" draw:text-style-name="P1" draw:layer="layout" svg:width="2.5cm" svg:height="1.8cm" svg:x="6.1cm" svg:y="5.8cm">
          <text:p/>
        </draw:ellipse>
        <draw:ellipse draw:style-name="gr20" draw:text-style-name="P1" draw:layer="layout" svg:width="2.5cm" svg:height="1.8cm" svg:x="6.7cm" svg:y="6.1cm">
          <text:p/>
        </draw:ellipse>
        <draw:ellipse draw:style-name="gr20" draw:text-style-name="P1" draw:layer="layout" svg:width="2.5cm" svg:height="1.8cm" svg:x="7.5cm" svg:y="5.7cm">
          <text:p/>
        </draw:ellipse>
        <draw:ellipse draw:style-name="gr20" draw:text-style-name="P1" draw:layer="layout" svg:width="2.5cm" svg:height="1.8cm" svg:x="4.7cm" svg:y="6cm">
          <text:p/>
        </draw:ellipse>
        <draw:ellipse draw:style-name="gr20" draw:text-style-name="P1" draw:layer="layout" svg:width="2.5cm" svg:height="1.8cm" svg:x="5.5cm" svg:y="7.1cm">
          <text:p/>
        </draw:ellipse>
        <draw:polygon draw:style-name="gr8" draw:text-style-name="P1" draw:layer="layout" svg:width="3.7cm" svg:height="0.596cm" svg:x="6.6cm" svg:y="11.6cm" svg:viewBox="0 0 3701 597" draw:points="3701,336 2586,250 1581,254 209,597 0,518 288,387 1561,55 3063,0 3670,38">
          <text:p/>
        </draw:polygon>
        <draw:frame draw:style-name="gr21" draw:layer="layout" svg:width="12.2cm" svg:height="2cm" svg:x="1.3cm" svg:y="1.4cm">
          <draw:text-box>
            <text:p>Concept Art – Trees</text:p>
          </draw:text-box>
        </draw:frame>
        <draw:polygon draw:style-name="gr13" draw:text-style-name="P1" draw:layer="layout" svg:width="3.099cm" svg:height="0.299cm" svg:x="3.8cm" svg:y="16.9cm" svg:viewBox="0 0 3100 300" draw:points="0,300 400,100 900,0 1600,0 2200,100 3100,300">
          <text:p/>
        </draw:polygon>
      </draw:page>
      <draw:page draw:name="page4" draw:style-name="dp1" draw:master-page-name="Standard">
        <draw:frame draw:style-name="gr21" draw:layer="layout" svg:width="12.2cm" svg:height="2cm" svg:x="1.2cm" svg:y="1.3cm">
          <draw:text-box>
            <text:p>Concept Art – Moss Species</text:p>
          </draw:text-box>
        </draw:frame>
        <draw:polygon draw:style-name="gr9" draw:text-style-name="P1" draw:layer="layout" svg:width="0.899cm" svg:height="0.699cm" svg:x="5.7cm" svg:y="6.1cm" svg:viewBox="0 0 900 700" draw:points="450,700 0,0 450,350 900,0">
          <text:p/>
        </draw:polygon>
        <draw:g>
          <draw:path draw:style-name="gr22" draw:text-style-name="P1" draw:layer="layout" svg:width="0.197cm" svg:height="1.021cm" svg:x="5.7cm" svg:y="7.6cm" svg:viewBox="0 0 198 1022" svg:d="M0 1022c94-104 26-225 33-341 7-119-31-235-21-352v-113l99-124 87-92">
            <text:p/>
          </draw:path>
          <draw:path draw:style-name="gr22" draw:text-style-name="P1" draw:layer="layout" svg:width="0.123cm" svg:height="0.975cm" svg:x="6.077cm" svg:y="7.624cm" svg:viewBox="0 0 124 976" svg:d="M89 976c40-109 16-228 33-341 26-172-252-218-45-352l12-113-54-124-33-46">
            <text:p/>
          </draw:path>
          <draw:path draw:style-name="gr22" draw:text-style-name="P1" draw:layer="layout" svg:width="0.095cm" svg:height="0.953cm" svg:x="6.4cm" svg:y="7.646cm" svg:viewBox="0 0 96 954" svg:d="M54 954c-69-109-71-249-12-341 89-141-31-235 54-351l-21-114-33-114-12-34">
            <text:p/>
          </draw:path>
        </draw:g>
        <draw:frame draw:style-name="gr23" draw:text-style-name="P3" draw:layer="layout" svg:width="5.8cm" svg:height="1.6cm" svg:x="18cm" svg:y="8.2cm">
          <draw:text-box>
            <text:p><text:span text:style-name="T2">Polytrichum formosum</text:span></text:p>
          </draw:text-box>
        </draw:frame>
        <draw:g>
          <draw:path draw:style-name="gr24" draw:text-style-name="P1" draw:layer="layout" svg:width="0.808cm" svg:height="0.353cm" svg:x="5.612cm" svg:y="10.046cm" svg:viewBox="0 0 809 354" svg:d="M0 354c162-720 477-90 737-264l72 134">
            <text:p/>
          </draw:path>
          <draw:path draw:style-name="gr24" draw:text-style-name="P1" draw:layer="layout" svg:width="1.204cm" svg:height="0.768cm" svg:x="5.6cm" svg:y="9.6cm" svg:viewBox="0 0 1205 769" svg:d="M0 769c91-412 303-720 525-765 193-40 382 210 585 148l95 143">
            <text:p/>
          </draw:path>
        </draw:g>
        <draw:g>
          <draw:path draw:style-name="gr24" draw:text-style-name="P1" draw:layer="layout" svg:width="1.243cm" svg:height="0.398cm" svg:x="7.256cm" svg:y="10.157cm" svg:viewBox="0 0 1244 399" svg:d="M0 399c-6-225 241-517 416-349 178 168 368 94 558 124h181l89 20">
            <text:p/>
          </draw:path>
          <draw:path draw:style-name="gr24" draw:text-style-name="P1" draw:layer="layout" svg:width="0.399cm" svg:height="0.472cm" svg:x="6.965cm" svg:y="10.02cm" svg:viewBox="0 0 400 473" svg:d="M338 473c48-131 167-587-151-446l-187 80 18 20">
            <text:p/>
          </draw:path>
          <draw:path draw:style-name="gr24" draw:text-style-name="P1" draw:layer="layout" svg:width="0.89cm" svg:height="0.765cm" svg:x="7.366cm" svg:y="9.6cm" svg:viewBox="0 0 891 766" svg:d="M0 766c65-137 258-282 166-456-98-189 98-336 229-306 136 34 258 124 383 215l113-47">
            <text:p/>
          </draw:path>
        </draw:g>
        <draw:frame draw:style-name="gr23" draw:text-style-name="P3" draw:layer="layout" svg:width="5.8cm" svg:height="1.6cm" svg:x="17.9cm" svg:y="10cm">
          <draw:text-box>
            <text:p><text:span text:style-name="T2">Hypnum cupressiforme</text:span></text:p>
          </draw:text-box>
        </draw:frame>
        <draw:g>
          <draw:path draw:style-name="gr22" draw:text-style-name="P1" draw:layer="layout" svg:width="0.123cm" svg:height="0.975cm" svg:x="7cm" svg:y="7.524cm" svg:viewBox="0 0 124 976" svg:d="M89 976c40-109 16-228 33-341 26-172-252-218-45-352l12-113-54-124-33-46">
            <text:p/>
          </draw:path>
          <draw:path draw:style-name="gr22" draw:text-style-name="P1" draw:layer="layout" svg:width="0.095cm" svg:height="0.953cm" svg:x="7.327cm" svg:y="7.546cm" svg:viewBox="0 0 96 954" svg:d="M42 954c69-109 71-249 12-341-89-141 31-235-54-351l21-114 33-114 12-34">
            <text:p/>
          </draw:path>
          <draw:path draw:style-name="gr22" draw:text-style-name="P1" draw:layer="layout" svg:width="0.197cm" svg:height="1.021cm" svg:x="7.623cm" svg:y="7.5cm" svg:viewBox="0 0 198 1022" svg:d="M198 1022c-94-104-26-225-33-341-7-119 30-235 21-352v-113l-99-124-87-92">
            <text:p/>
          </draw:path>
        </draw:g>
        <draw:polygon draw:style-name="gr9" draw:text-style-name="P1" draw:layer="layout" svg:width="0.899cm" svg:height="0.699cm" svg:x="7cm" svg:y="6.1cm" svg:viewBox="0 0 900 700" draw:points="450,700 0,0 450,350 900,0">
          <text:p/>
        </draw:polygon>
        <draw:polygon draw:style-name="gr9" draw:text-style-name="P1" draw:layer="layout" svg:width="0.572cm" svg:height="0.399cm" svg:x="13.9cm" svg:y="6.3cm" svg:viewBox="0 0 573 400" draw:points="286,400 0,0 286,200 573,0">
          <text:p/>
        </draw:polygon>
        <draw:polygon draw:style-name="gr9" draw:text-style-name="P1" draw:layer="layout" svg:width="0.572cm" svg:height="0.399cm" svg:x="14.727cm" svg:y="6.3cm" svg:viewBox="0 0 573 400" draw:points="286,400 0,0 286,200 573,0">
          <text:p/>
        </draw:polygon>
        <draw:g>
          <draw:path draw:style-name="gr25" draw:text-style-name="P1" draw:layer="layout" svg:width="0.158cm" svg:height="0.819cm" svg:x="13.7cm" svg:y="7.68cm" svg:viewBox="0 0 159 820" svg:d="M0 820c75-84 21-181 26-274 6-95-24-188-16-282v-91l79-99 70-74">
            <text:p/>
          </draw:path>
          <draw:path draw:style-name="gr25" draw:text-style-name="P1" draw:layer="layout" svg:width="0.098cm" svg:height="0.782cm" svg:x="14.002cm" svg:y="7.6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14.261cm" svg:y="7.717cm" svg:viewBox="0 0 77 765" svg:d="M43 765c-55-87-57-199-9-273 71-113-25-189 43-282l-17-91-26-92-10-27">
            <text:p/>
          </draw:path>
        </draw:g>
        <draw:g>
          <draw:path draw:style-name="gr25" draw:text-style-name="P1" draw:layer="layout" svg:width="0.098cm" svg:height="0.782cm" svg:x="14.742cm" svg:y="7.61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15.004cm" svg:y="7.63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15.241cm" svg:y="7.6cm" svg:viewBox="0 0 159 820" svg:d="M159 820c-76-84-21-181-27-274-5-95 24-188 17-282v-91l-79-99-70-74">
            <text:p/>
          </draw:path>
        </draw:g>
        <draw:g>
          <draw:path draw:style-name="gr26" draw:text-style-name="P1" draw:layer="layout" svg:width="0.613cm" svg:height="0.242cm" svg:x="13.709cm" svg:y="10.45cm" svg:viewBox="0 0 614 243" svg:d="M0 243c123-494 362-62 559-181l55 92">
            <text:p/>
          </draw:path>
          <draw:path draw:style-name="gr26" draw:text-style-name="P1" draw:layer="layout" svg:width="0.913cm" svg:height="0.527cm" svg:x="13.7cm" svg:y="10.144cm" svg:viewBox="0 0 914 528" svg:d="M0 528c69-283 230-494 398-525 147-27 290 144 444 102l72 98">
            <text:p/>
          </draw:path>
        </draw:g>
        <draw:g>
          <draw:path draw:style-name="gr26" draw:text-style-name="P1" draw:layer="layout" svg:width="0.943cm" svg:height="0.273cm" svg:x="14.956cm" svg:y="10.526cm" svg:viewBox="0 0 944 274" svg:d="M0 274c-4-155 183-355 316-240 135 116 279 65 423 85h137l68 14">
            <text:p/>
          </draw:path>
          <draw:path draw:style-name="gr26" draw:text-style-name="P1" draw:layer="layout" svg:width="0.302cm" svg:height="0.323cm" svg:x="14.736cm" svg:y="10.432cm" svg:viewBox="0 0 303 324" svg:d="M256 324c37-89 127-402-114-306l-142 55 14 14">
            <text:p/>
          </draw:path>
          <draw:path draw:style-name="gr26" draw:text-style-name="P1" draw:layer="layout" svg:width="0.675cm" svg:height="0.525cm" svg:x="15.04cm" svg:y="10.144cm" svg:viewBox="0 0 676 526" svg:d="M0 526c49-94 196-194 126-313-74-130 74-231 174-210 103 23 195 85 290 147l86-32">
            <text:p/>
          </draw:path>
        </draw:g>
        <draw:frame draw:style-name="gr23" draw:text-style-name="P3" draw:layer="layout" svg:width="5.8cm" svg:height="1.6cm" svg:x="18cm" svg:y="4.7cm">
          <draw:text-box>
            <text:p><text:span text:style-name="T2">Orthotrichum affine</text:span></text:p>
          </draw:text-box>
        </draw:frame>
      </draw:page>
      <draw:page draw:name="page5" draw:style-name="dp1" draw:master-page-name="Standard">
        <draw:rect draw:style-name="gr1" draw:text-style-name="P1" draw:layer="layout" svg:width="8.5cm" svg:height="14.2cm" svg:x="1.6cm" svg:y="3.2cm">
          <text:p/>
        </draw:rect>
        <draw:rect draw:style-name="gr1" draw:text-style-name="P1" draw:layer="layout" svg:width="8.5cm" svg:height="14.2cm" svg:x="10.7cm" svg:y="3.2cm">
          <text:p/>
        </draw:rect>
        <draw:rect draw:style-name="gr1" draw:text-style-name="P1" draw:layer="layout" svg:width="8.5cm" svg:height="14.2cm" svg:x="19.8cm" svg:y="3.2cm">
          <text:p/>
        </draw:rect>
        <draw:rect draw:style-name="gr6" draw:text-style-name="P1" draw:layer="layout" svg:width="8.5cm" svg:height="0.3cm" svg:x="1.6cm" svg:y="17.1cm">
          <text:p/>
        </draw:rect>
        <draw:polygon draw:style-name="gr7" draw:text-style-name="P1" draw:layer="layout" svg:width="5.599cm" svg:height="8.699cm" svg:x="4.5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7.2cm" svg:y="7.1cm">
          <text:p/>
        </draw:ellipse>
        <draw:ellipse draw:style-name="gr20" draw:text-style-name="P1" draw:layer="layout" svg:width="2.5cm" svg:height="1.8cm" svg:x="5.5cm" svg:y="7.5cm">
          <text:p/>
        </draw:ellipse>
        <draw:ellipse draw:style-name="gr20" draw:text-style-name="P1" draw:layer="layout" svg:width="2.5cm" svg:height="1.8cm" svg:x="3.2cm" svg:y="7.4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3.1cm" svg:y="6.5cm">
          <text:p/>
        </draw:ellipse>
        <draw:ellipse draw:style-name="gr20" draw:text-style-name="P1" draw:layer="layout" svg:width="2.5cm" svg:height="1.8cm" svg:x="2cm" svg:y="6.8cm">
          <text:p/>
        </draw:ellipse>
        <draw:ellipse draw:style-name="gr20" draw:text-style-name="P1" draw:layer="layout" svg:width="2.5cm" svg:height="1.8cm" svg:x="7.6cm" svg:y="6.5cm">
          <text:p/>
        </draw:ellipse>
        <draw:ellipse draw:style-name="gr20" draw:text-style-name="P1" draw:layer="layout" svg:width="2.5cm" svg:height="1.8cm" svg:x="6.7cm" svg:y="6.2cm">
          <text:p/>
        </draw:ellipse>
        <draw:ellipse draw:style-name="gr20" draw:text-style-name="P1" draw:layer="layout" svg:width="2.5cm" svg:height="1.8cm" svg:x="5.6cm" svg:y="6.6cm">
          <text:p/>
        </draw:ellipse>
        <draw:ellipse draw:style-name="gr20" draw:text-style-name="P1" draw:layer="layout" svg:width="2.5cm" svg:height="1.8cm" svg:x="5.2cm" svg:y="5.7cm">
          <text:p/>
        </draw:ellipse>
        <draw:ellipse draw:style-name="gr20" draw:text-style-name="P1" draw:layer="layout" svg:width="2.5cm" svg:height="1.8cm" svg:x="5.8cm" svg:y="6cm">
          <text:p/>
        </draw:ellipse>
        <draw:ellipse draw:style-name="gr20" draw:text-style-name="P1" draw:layer="layout" svg:width="2.5cm" svg:height="1.8cm" svg:x="6.6cm" svg:y="5.6cm">
          <text:p/>
        </draw:ellipse>
        <draw:ellipse draw:style-name="gr20" draw:text-style-name="P1" draw:layer="layout" svg:width="2.5cm" svg:height="1.8cm" svg:x="3.8cm" svg:y="5.9cm">
          <text:p/>
        </draw:ellipse>
        <draw:ellipse draw:style-name="gr20" draw:text-style-name="P1" draw:layer="layout" svg:width="2.5cm" svg:height="1.8cm" svg:x="4.6cm" svg:y="7cm">
          <text:p/>
        </draw:ellipse>
        <draw:polygon draw:style-name="gr8" draw:text-style-name="P1" draw:layer="layout" svg:width="3.7cm" svg:height="0.596cm" svg:x="5.7cm" svg:y="11.5cm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0.7cm" svg:y="17.1cm">
          <text:p/>
        </draw:rect>
        <draw:polygon draw:style-name="gr7" draw:text-style-name="P1" draw:layer="layout" svg:width="5.599cm" svg:height="8.699cm" svg:x="13.6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16.3cm" svg:y="7.1cm">
          <text:p/>
        </draw:ellipse>
        <draw:ellipse draw:style-name="gr20" draw:text-style-name="P1" draw:layer="layout" svg:width="2.5cm" svg:height="1.8cm" svg:x="14.6cm" svg:y="7.5cm">
          <text:p/>
        </draw:ellipse>
        <draw:ellipse draw:style-name="gr20" draw:text-style-name="P1" draw:layer="layout" svg:width="2.5cm" svg:height="1.8cm" svg:x="12.3cm" svg:y="7.4cm">
          <text:p/>
        </draw:ellipse>
        <draw:ellipse draw:style-name="gr20" draw:text-style-name="P1" draw:layer="layout" svg:width="2.5cm" svg:height="1.8cm" svg:x="13.1cm" svg:y="6.6cm">
          <text:p/>
        </draw:ellipse>
        <draw:ellipse draw:style-name="gr20" draw:text-style-name="P1" draw:layer="layout" svg:width="2.5cm" svg:height="1.8cm" svg:x="12.2cm" svg:y="6.5cm">
          <text:p/>
        </draw:ellipse>
        <draw:ellipse draw:style-name="gr20" draw:text-style-name="P1" draw:layer="layout" svg:width="2.5cm" svg:height="1.8cm" svg:x="11.1cm" svg:y="6.8cm">
          <text:p/>
        </draw:ellipse>
        <draw:ellipse draw:style-name="gr20" draw:text-style-name="P1" draw:layer="layout" svg:width="2.5cm" svg:height="1.8cm" svg:x="16.7cm" svg:y="6.5cm">
          <text:p/>
        </draw:ellipse>
        <draw:ellipse draw:style-name="gr20" draw:text-style-name="P1" draw:layer="layout" svg:width="2.5cm" svg:height="1.8cm" svg:x="15.8cm" svg:y="6.2cm">
          <text:p/>
        </draw:ellipse>
        <draw:ellipse draw:style-name="gr20" draw:text-style-name="P1" draw:layer="layout" svg:width="2.5cm" svg:height="1.8cm" svg:x="14.7cm" svg:y="6.6cm">
          <text:p/>
        </draw:ellipse>
        <draw:ellipse draw:style-name="gr20" draw:text-style-name="P1" draw:layer="layout" svg:width="2.5cm" svg:height="1.8cm" svg:x="14.3cm" svg:y="5.7cm">
          <text:p/>
        </draw:ellipse>
        <draw:ellipse draw:style-name="gr20" draw:text-style-name="P1" draw:layer="layout" svg:width="2.5cm" svg:height="1.8cm" svg:x="14.9cm" svg:y="6cm">
          <text:p/>
        </draw:ellipse>
        <draw:ellipse draw:style-name="gr20" draw:text-style-name="P1" draw:layer="layout" svg:width="2.5cm" svg:height="1.8cm" svg:x="15.7cm" svg:y="5.6cm">
          <text:p/>
        </draw:ellipse>
        <draw:ellipse draw:style-name="gr20" draw:text-style-name="P1" draw:layer="layout" svg:width="2.5cm" svg:height="1.8cm" svg:x="12.9cm" svg:y="5.9cm">
          <text:p/>
        </draw:ellipse>
        <draw:ellipse draw:style-name="gr20" draw:text-style-name="P1" draw:layer="layout" svg:width="2.5cm" svg:height="1.8cm" svg:x="13.7cm" svg:y="7cm">
          <text:p/>
        </draw:ellipse>
        <draw:polygon draw:style-name="gr8" draw:text-style-name="P1" draw:layer="layout" svg:width="3.7cm" svg:height="0.516cm" svg:x="11.486cm" svg:y="16.733cm" svg:viewBox="0 0 3701 517" draw:points="3698,517 2600,308 1601,200 199,388 0,286 301,188 1603,0 3102,113 3701,218">
          <text:p/>
        </draw:polygon>
        <draw:rect draw:style-name="gr6" draw:text-style-name="P1" draw:layer="layout" svg:width="8.5cm" svg:height="0.3cm" svg:x="19.8cm" svg:y="17.1cm">
          <text:p/>
        </draw:rect>
        <draw:polygon draw:style-name="gr7" draw:text-style-name="P1" draw:layer="layout" svg:width="5.599cm" svg:height="8.699cm" svg:x="22.7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25.4cm" svg:y="7.1cm">
          <text:p/>
        </draw:ellipse>
        <draw:ellipse draw:style-name="gr20" draw:text-style-name="P1" draw:layer="layout" svg:width="2.5cm" svg:height="1.8cm" svg:x="23.7cm" svg:y="7.5cm">
          <text:p/>
        </draw:ellipse>
        <draw:ellipse draw:style-name="gr20" draw:text-style-name="P1" draw:layer="layout" svg:width="2.5cm" svg:height="1.8cm" svg:x="21.4cm" svg:y="7.4cm">
          <text:p/>
        </draw:ellipse>
        <draw:ellipse draw:style-name="gr20" draw:text-style-name="P1" draw:layer="layout" svg:width="2.5cm" svg:height="1.8cm" svg:x="22.2cm" svg:y="6.6cm">
          <text:p/>
        </draw:ellipse>
        <draw:ellipse draw:style-name="gr20" draw:text-style-name="P1" draw:layer="layout" svg:width="2.5cm" svg:height="1.8cm" svg:x="21.3cm" svg:y="6.5cm">
          <text:p/>
        </draw:ellipse>
        <draw:ellipse draw:style-name="gr20" draw:text-style-name="P1" draw:layer="layout" svg:width="2.5cm" svg:height="1.8cm" svg:x="20.2cm" svg:y="6.8cm">
          <text:p/>
        </draw:ellipse>
        <draw:ellipse draw:style-name="gr20" draw:text-style-name="P1" draw:layer="layout" svg:width="2.5cm" svg:height="1.8cm" svg:x="25.8cm" svg:y="6.5cm">
          <text:p/>
        </draw:ellipse>
        <draw:ellipse draw:style-name="gr20" draw:text-style-name="P1" draw:layer="layout" svg:width="2.5cm" svg:height="1.8cm" svg:x="24.9cm" svg:y="6.2cm">
          <text:p/>
        </draw:ellipse>
        <draw:ellipse draw:style-name="gr20" draw:text-style-name="P1" draw:layer="layout" svg:width="2.5cm" svg:height="1.8cm" svg:x="23.8cm" svg:y="6.6cm">
          <text:p/>
        </draw:ellipse>
        <draw:ellipse draw:style-name="gr20" draw:text-style-name="P1" draw:layer="layout" svg:width="2.5cm" svg:height="1.8cm" svg:x="23.4cm" svg:y="5.7cm">
          <text:p/>
        </draw:ellipse>
        <draw:ellipse draw:style-name="gr20" draw:text-style-name="P1" draw:layer="layout" svg:width="2.5cm" svg:height="1.8cm" svg:x="24cm" svg:y="6cm">
          <text:p/>
        </draw:ellipse>
        <draw:ellipse draw:style-name="gr20" draw:text-style-name="P1" draw:layer="layout" svg:width="2.5cm" svg:height="1.8cm" svg:x="24.8cm" svg:y="5.6cm">
          <text:p/>
        </draw:ellipse>
        <draw:ellipse draw:style-name="gr20" draw:text-style-name="P1" draw:layer="layout" svg:width="2.5cm" svg:height="1.8cm" svg:x="22cm" svg:y="5.9cm">
          <text:p/>
        </draw:ellipse>
        <draw:ellipse draw:style-name="gr20" draw:text-style-name="P1" draw:layer="layout" svg:width="2.5cm" svg:height="1.8cm" svg:x="22.8cm" svg:y="7cm">
          <text:p/>
        </draw:ellipse>
        <draw:polygon draw:style-name="gr9" draw:text-style-name="P1" draw:layer="layout" svg:width="0.899cm" svg:height="0.699cm" svg:x="5.7cm" svg:y="11.2cm" svg:viewBox="0 0 900 700" draw:points="450,700 0,0 450,350 900,0">
          <text:p/>
        </draw:polygon>
        <draw:polygon draw:style-name="gr9" draw:text-style-name="P1" draw:layer="layout" svg:width="0.899cm" svg:height="0.699cm" svg:x="7.4cm" svg:y="10.9cm" svg:viewBox="0 0 900 700" draw:points="450,700 0,0 450,350 900,0">
          <text:p/>
        </draw:polygon>
        <draw:g>
          <draw:path draw:style-name="gr27" draw:text-style-name="P1" draw:layer="layout" svg:width="0.808cm" svg:height="0.353cm" svg:x="12.207cm" svg:y="16.546cm" svg:viewBox="0 0 809 354" svg:d="M0 354c162-720 477-90 737-264l72 134">
            <text:p/>
          </draw:path>
          <draw:path draw:style-name="gr27" draw:text-style-name="P1" draw:layer="layout" svg:width="1.204cm" svg:height="0.768cm" svg:x="12.195cm" svg:y="16.1cm" svg:viewBox="0 0 1205 769" svg:d="M0 769c91-412 303-720 525-765 193-40 382 210 585 148l95 143">
            <text:p/>
          </draw:path>
        </draw:g>
        <draw:g>
          <draw:path draw:style-name="gr26" draw:text-style-name="P1" draw:layer="layout" svg:width="1.243cm" svg:height="0.398cm" svg:x="13.756cm" svg:y="16.457cm" svg:viewBox="0 0 1244 399" svg:d="M0 399c-6-225 241-517 416-349 178 168 368 94 558 124h181l89 20">
            <text:p/>
          </draw:path>
          <draw:path draw:style-name="gr26" draw:text-style-name="P1" draw:layer="layout" svg:width="0.399cm" svg:height="0.472cm" svg:x="13.465cm" svg:y="16.32cm" svg:viewBox="0 0 400 473" svg:d="M338 473c48-131 167-587-151-446l-187 80 18 20">
            <text:p/>
          </draw:path>
          <draw:path draw:style-name="gr26" draw:text-style-name="P1" draw:layer="layout" svg:width="0.89cm" svg:height="0.765cm" svg:x="13.866cm" svg:y="15.9cm" svg:viewBox="0 0 891 766" svg:d="M0 766c65-137 258-282 166-456-98-189 98-336 229-306 136 34 258 124 383 215l113-47">
            <text:p/>
          </draw:path>
        </draw:g>
        <draw:g>
          <draw:path draw:style-name="gr26" draw:text-style-name="P1" draw:layer="layout" svg:width="0.549cm" svg:height="0.711cm" svg:x="11.442cm" svg:y="16.204cm" svg:viewBox="0 0 550 712" svg:d="M550 712c-110-819-324-380-501-712l-49 90">
            <text:p/>
          </draw:path>
          <draw:path draw:style-name="gr26" draw:text-style-name="P1" draw:layer="layout" svg:width="0.819cm" svg:height="1.291cm" svg:x="11.18cm" svg:y="15.601cm" svg:viewBox="0 0 820 1292" svg:d="M820 1292c-62-468-207-904-357-1085-131-158-260-22-398-207l-65 84">
            <text:p/>
          </draw:path>
        </draw:g>
        <draw:path draw:style-name="gr25" draw:text-style-name="P1" draw:layer="layout" svg:width="0.249cm" svg:height="1.321cm" svg:x="20.85cm" svg:y="15.8cm" svg:viewBox="0 0 250 1322" svg:d="M0 1322c119-135 33-291 42-441 8-154-39-304-27-455v-147l125-160 110-119">
          <text:p/>
        </draw:path>
        <draw:path draw:style-name="gr25" draw:text-style-name="P1" draw:layer="layout" svg:width="0.155cm" svg:height="1.261cm" svg:x="21.177cm" svg:y="15.731cm" svg:viewBox="0 0 156 1262" svg:d="M112 1262c51-140 21-294 42-441 33-222-318-282-57-455l15-146-68-160-41-60">
          <text:p/>
        </draw:path>
        <draw:path draw:style-name="gr25" draw:text-style-name="P1" draw:layer="layout" svg:width="0.12cm" svg:height="1.233cm" svg:x="21.585cm" svg:y="15.76cm" svg:viewBox="0 0 121 1234" svg:d="M68 1234c-87-141-89-322-15-441 112-182-39-304 68-454l-26-148-42-147-15-44">
          <text:p/>
        </draw:path>
        <draw:path draw:style-name="gr25" draw:text-style-name="P1" draw:layer="layout" svg:width="0.155cm" svg:height="1.261cm" svg:x="22.565cm" svg:y="15.731cm" svg:viewBox="0 0 156 1262" svg:d="M112 1262c51-140 21-294 42-441 33-222-318-282-57-455l15-146-68-160-41-60">
          <text:p/>
        </draw:path>
        <draw:path draw:style-name="gr25" draw:text-style-name="P1" draw:layer="layout" svg:width="0.12cm" svg:height="1.233cm" svg:x="22.977cm" svg:y="15.76cm" svg:viewBox="0 0 121 1234" svg:d="M53 1234c87-141 90-322 15-441-112-182 39-304-68-454l26-148 42-147 15-44">
          <text:p/>
        </draw:path>
        <draw:path draw:style-name="gr25" draw:text-style-name="P1" draw:layer="layout" svg:width="0.249cm" svg:height="1.321cm" svg:x="23.35cm" svg:y="15.7cm" svg:viewBox="0 0 250 1322" svg:d="M250 1322c-119-135-33-291-42-441-9-154 38-304 27-455v-147l-125-160-110-119">
          <text:p/>
        </draw:path>
        <draw:g>
          <draw:path draw:style-name="gr26" draw:text-style-name="P1" draw:layer="layout" svg:width="1.568cm" svg:height="0.515cm" svg:x="22.031cm" svg:y="16.421cm" svg:viewBox="0 0 1569 516" svg:d="M0 516c-7-291 304-669 525-451 224 217 464 121 703 160h229l112 26">
            <text:p/>
          </draw:path>
          <draw:path draw:style-name="gr26" draw:text-style-name="P1" draw:layer="layout" svg:width="0.503cm" svg:height="0.611cm" svg:x="21.664cm" svg:y="16.243cm" svg:viewBox="0 0 504 612" svg:d="M426 612c61-170 211-760-190-577l-236 103 23 26">
            <text:p/>
          </draw:path>
          <draw:path draw:style-name="gr26" draw:text-style-name="P1" draw:layer="layout" svg:width="1.123cm" svg:height="0.99cm" svg:x="22.17cm" svg:y="15.7cm" svg:viewBox="0 0 1124 991" svg:d="M0 991c82-177 325-365 209-590-123-245 124-435 289-396 172 44 325 160 483 278l143-61">
            <text:p/>
          </draw:path>
        </draw:g>
        <draw:polygon draw:style-name="gr9" draw:text-style-name="P1" draw:layer="layout" svg:width="0.899cm" svg:height="0.699cm" svg:x="12.4cm" svg:y="16.1cm" svg:viewBox="0 0 900 700" draw:points="450,700 0,0 450,350 900,0">
          <text:p/>
        </draw:polygon>
        <draw:polygon draw:style-name="gr13" draw:text-style-name="P1" draw:layer="layout" svg:width="3.499cm" svg:height="0.399cm" svg:x="20.7cm" svg:y="16.7cm" svg:viewBox="0 0 3500 400" draw:points="0,400 452,133 1016,0 1806,0 2484,133 3500,400">
          <text:p/>
        </draw:polygon>
        <draw:frame draw:style-name="gr23" draw:text-style-name="P3" draw:layer="layout" svg:width="5.8cm" svg:height="1.6cm" svg:x="21.5cm" svg:y="14.6cm">
          <draw:text-box>
            <text:p><text:span text:style-name="T2">Polytrichum formosum</text:span></text:p>
          </draw:text-box>
        </draw:frame>
        <draw:frame draw:style-name="gr23" draw:text-style-name="P3" draw:layer="layout" svg:width="5.8cm" svg:height="1.6cm" svg:x="12cm" svg:y="14.7cm">
          <draw:text-box>
            <text:p><text:span text:style-name="T2">Hypnum cupressiforme</text:span></text:p>
          </draw:text-box>
        </draw:frame>
        <draw:frame draw:style-name="gr23" draw:text-style-name="P3" draw:layer="layout" svg:width="5.8cm" svg:height="1.6cm" svg:x="3cm" svg:y="10.2cm">
          <draw:text-box>
            <text:p><text:span text:style-name="T2">Orthotrichum affine</text:span></text:p>
          </draw:text-box>
        </draw:frame>
      </draw:page>
      <draw:page draw:name="page6" draw:style-name="dp1" draw:master-page-name="Standard">
        <draw:rect draw:style-name="gr1" draw:text-style-name="P1" draw:layer="layout" svg:width="8.5cm" svg:height="14.2cm" svg:x="1.6cm" svg:y="3.2cm">
          <text:p/>
        </draw:rect>
        <draw:rect draw:style-name="gr1" draw:text-style-name="P1" draw:layer="layout" svg:width="8.5cm" svg:height="14.2cm" svg:x="10.7cm" svg:y="3.2cm">
          <text:p/>
        </draw:rect>
        <draw:rect draw:style-name="gr1" draw:text-style-name="P1" draw:layer="layout" svg:width="8.5cm" svg:height="14.2cm" svg:x="19.8cm" svg:y="3.2cm">
          <text:p/>
        </draw:rect>
        <draw:rect draw:style-name="gr6" draw:text-style-name="P1" draw:layer="layout" svg:width="8.5cm" svg:height="0.3cm" svg:x="1.6cm" svg:y="17.1cm">
          <text:p/>
        </draw:rect>
        <draw:polygon draw:style-name="gr7" draw:text-style-name="P1" draw:layer="layout" svg:width="5.599cm" svg:height="8.699cm" svg:x="4.5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7.2cm" svg:y="7.1cm">
          <text:p/>
        </draw:ellipse>
        <draw:ellipse draw:style-name="gr20" draw:text-style-name="P1" draw:layer="layout" svg:width="2.5cm" svg:height="1.8cm" svg:x="5.5cm" svg:y="7.5cm">
          <text:p/>
        </draw:ellipse>
        <draw:ellipse draw:style-name="gr20" draw:text-style-name="P1" draw:layer="layout" svg:width="2.5cm" svg:height="1.8cm" svg:x="3.2cm" svg:y="7.4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3.1cm" svg:y="6.5cm">
          <text:p/>
        </draw:ellipse>
        <draw:ellipse draw:style-name="gr20" draw:text-style-name="P1" draw:layer="layout" svg:width="2.5cm" svg:height="1.8cm" svg:x="2cm" svg:y="6.8cm">
          <text:p/>
        </draw:ellipse>
        <draw:ellipse draw:style-name="gr20" draw:text-style-name="P1" draw:layer="layout" svg:width="2.5cm" svg:height="1.8cm" svg:x="7.6cm" svg:y="6.5cm">
          <text:p/>
        </draw:ellipse>
        <draw:ellipse draw:style-name="gr20" draw:text-style-name="P1" draw:layer="layout" svg:width="2.5cm" svg:height="1.8cm" svg:x="6.7cm" svg:y="6.2cm">
          <text:p/>
        </draw:ellipse>
        <draw:ellipse draw:style-name="gr20" draw:text-style-name="P1" draw:layer="layout" svg:width="2.5cm" svg:height="1.8cm" svg:x="5.6cm" svg:y="6.6cm">
          <text:p/>
        </draw:ellipse>
        <draw:ellipse draw:style-name="gr20" draw:text-style-name="P1" draw:layer="layout" svg:width="2.5cm" svg:height="1.8cm" svg:x="5.2cm" svg:y="5.7cm">
          <text:p/>
        </draw:ellipse>
        <draw:ellipse draw:style-name="gr20" draw:text-style-name="P1" draw:layer="layout" svg:width="2.5cm" svg:height="1.8cm" svg:x="5.8cm" svg:y="6cm">
          <text:p/>
        </draw:ellipse>
        <draw:ellipse draw:style-name="gr20" draw:text-style-name="P1" draw:layer="layout" svg:width="2.5cm" svg:height="1.8cm" svg:x="6.6cm" svg:y="5.6cm">
          <text:p/>
        </draw:ellipse>
        <draw:ellipse draw:style-name="gr20" draw:text-style-name="P1" draw:layer="layout" svg:width="2.5cm" svg:height="1.8cm" svg:x="3.8cm" svg:y="5.9cm">
          <text:p/>
        </draw:ellipse>
        <draw:ellipse draw:style-name="gr20" draw:text-style-name="P1" draw:layer="layout" svg:width="2.5cm" svg:height="1.8cm" svg:x="4.6cm" svg:y="7cm">
          <text:p/>
        </draw:ellipse>
        <draw:polygon draw:style-name="gr8" draw:text-style-name="P1" draw:layer="layout" svg:width="3.7cm" svg:height="0.596cm" svg:x="5.7cm" svg:y="11.5cm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0.7cm" svg:y="17.1cm">
          <text:p/>
        </draw:rect>
        <draw:polygon draw:style-name="gr7" draw:text-style-name="P1" draw:layer="layout" svg:width="5.599cm" svg:height="8.699cm" svg:x="13.6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16.3cm" svg:y="7.1cm">
          <text:p/>
        </draw:ellipse>
        <draw:ellipse draw:style-name="gr20" draw:text-style-name="P1" draw:layer="layout" svg:width="2.5cm" svg:height="1.8cm" svg:x="14.6cm" svg:y="7.5cm">
          <text:p/>
        </draw:ellipse>
        <draw:ellipse draw:style-name="gr20" draw:text-style-name="P1" draw:layer="layout" svg:width="2.5cm" svg:height="1.8cm" svg:x="12.3cm" svg:y="7.4cm">
          <text:p/>
        </draw:ellipse>
        <draw:ellipse draw:style-name="gr20" draw:text-style-name="P1" draw:layer="layout" svg:width="2.5cm" svg:height="1.8cm" svg:x="13.1cm" svg:y="6.6cm">
          <text:p/>
        </draw:ellipse>
        <draw:ellipse draw:style-name="gr20" draw:text-style-name="P1" draw:layer="layout" svg:width="2.5cm" svg:height="1.8cm" svg:x="12.2cm" svg:y="6.5cm">
          <text:p/>
        </draw:ellipse>
        <draw:ellipse draw:style-name="gr20" draw:text-style-name="P1" draw:layer="layout" svg:width="2.5cm" svg:height="1.8cm" svg:x="11.1cm" svg:y="6.8cm">
          <text:p/>
        </draw:ellipse>
        <draw:ellipse draw:style-name="gr20" draw:text-style-name="P1" draw:layer="layout" svg:width="2.5cm" svg:height="1.8cm" svg:x="16.7cm" svg:y="6.5cm">
          <text:p/>
        </draw:ellipse>
        <draw:ellipse draw:style-name="gr20" draw:text-style-name="P1" draw:layer="layout" svg:width="2.5cm" svg:height="1.8cm" svg:x="15.8cm" svg:y="6.2cm">
          <text:p/>
        </draw:ellipse>
        <draw:ellipse draw:style-name="gr20" draw:text-style-name="P1" draw:layer="layout" svg:width="2.5cm" svg:height="1.8cm" svg:x="14.7cm" svg:y="6.6cm">
          <text:p/>
        </draw:ellipse>
        <draw:ellipse draw:style-name="gr20" draw:text-style-name="P1" draw:layer="layout" svg:width="2.5cm" svg:height="1.8cm" svg:x="14.3cm" svg:y="5.7cm">
          <text:p/>
        </draw:ellipse>
        <draw:ellipse draw:style-name="gr20" draw:text-style-name="P1" draw:layer="layout" svg:width="2.5cm" svg:height="1.8cm" svg:x="14.9cm" svg:y="6cm">
          <text:p/>
        </draw:ellipse>
        <draw:ellipse draw:style-name="gr20" draw:text-style-name="P1" draw:layer="layout" svg:width="2.5cm" svg:height="1.8cm" svg:x="15.7cm" svg:y="5.6cm">
          <text:p/>
        </draw:ellipse>
        <draw:ellipse draw:style-name="gr20" draw:text-style-name="P1" draw:layer="layout" svg:width="2.5cm" svg:height="1.8cm" svg:x="12.9cm" svg:y="5.9cm">
          <text:p/>
        </draw:ellipse>
        <draw:ellipse draw:style-name="gr20" draw:text-style-name="P1" draw:layer="layout" svg:width="2.5cm" svg:height="1.8cm" svg:x="13.7cm" svg:y="7cm">
          <text:p/>
        </draw:ellipse>
        <draw:polygon draw:style-name="gr8" draw:text-style-name="P1" draw:layer="layout" svg:width="3.7cm" svg:height="0.516cm" svg:x="11.486cm" svg:y="16.733cm" svg:viewBox="0 0 3701 517" draw:points="3698,517 2600,308 1601,200 199,388 0,286 301,188 1603,0 3102,113 3701,218">
          <text:p/>
        </draw:polygon>
        <draw:rect draw:style-name="gr6" draw:text-style-name="P1" draw:layer="layout" svg:width="8.5cm" svg:height="0.3cm" svg:x="19.8cm" svg:y="17.1cm">
          <text:p/>
        </draw:rect>
        <draw:polygon draw:style-name="gr7" draw:text-style-name="P1" draw:layer="layout" svg:width="5.599cm" svg:height="8.699cm" svg:x="22.7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25.4cm" svg:y="7.1cm">
          <text:p/>
        </draw:ellipse>
        <draw:ellipse draw:style-name="gr20" draw:text-style-name="P1" draw:layer="layout" svg:width="2.5cm" svg:height="1.8cm" svg:x="23.7cm" svg:y="7.5cm">
          <text:p/>
        </draw:ellipse>
        <draw:ellipse draw:style-name="gr20" draw:text-style-name="P1" draw:layer="layout" svg:width="2.5cm" svg:height="1.8cm" svg:x="21.4cm" svg:y="7.4cm">
          <text:p/>
        </draw:ellipse>
        <draw:ellipse draw:style-name="gr20" draw:text-style-name="P1" draw:layer="layout" svg:width="2.5cm" svg:height="1.8cm" svg:x="22.2cm" svg:y="6.6cm">
          <text:p/>
        </draw:ellipse>
        <draw:ellipse draw:style-name="gr20" draw:text-style-name="P1" draw:layer="layout" svg:width="2.5cm" svg:height="1.8cm" svg:x="21.3cm" svg:y="6.5cm">
          <text:p/>
        </draw:ellipse>
        <draw:ellipse draw:style-name="gr20" draw:text-style-name="P1" draw:layer="layout" svg:width="2.5cm" svg:height="1.8cm" svg:x="20.2cm" svg:y="6.8cm">
          <text:p/>
        </draw:ellipse>
        <draw:ellipse draw:style-name="gr20" draw:text-style-name="P1" draw:layer="layout" svg:width="2.5cm" svg:height="1.8cm" svg:x="25.8cm" svg:y="6.5cm">
          <text:p/>
        </draw:ellipse>
        <draw:ellipse draw:style-name="gr20" draw:text-style-name="P1" draw:layer="layout" svg:width="2.5cm" svg:height="1.8cm" svg:x="24.9cm" svg:y="6.2cm">
          <text:p/>
        </draw:ellipse>
        <draw:ellipse draw:style-name="gr20" draw:text-style-name="P1" draw:layer="layout" svg:width="2.5cm" svg:height="1.8cm" svg:x="23.8cm" svg:y="6.6cm">
          <text:p/>
        </draw:ellipse>
        <draw:ellipse draw:style-name="gr20" draw:text-style-name="P1" draw:layer="layout" svg:width="2.5cm" svg:height="1.8cm" svg:x="23.4cm" svg:y="5.7cm">
          <text:p/>
        </draw:ellipse>
        <draw:ellipse draw:style-name="gr20" draw:text-style-name="P1" draw:layer="layout" svg:width="2.5cm" svg:height="1.8cm" svg:x="24cm" svg:y="6cm">
          <text:p/>
        </draw:ellipse>
        <draw:ellipse draw:style-name="gr20" draw:text-style-name="P1" draw:layer="layout" svg:width="2.5cm" svg:height="1.8cm" svg:x="24.8cm" svg:y="5.6cm">
          <text:p/>
        </draw:ellipse>
        <draw:ellipse draw:style-name="gr20" draw:text-style-name="P1" draw:layer="layout" svg:width="2.5cm" svg:height="1.8cm" svg:x="22cm" svg:y="5.9cm">
          <text:p/>
        </draw:ellipse>
        <draw:ellipse draw:style-name="gr20" draw:text-style-name="P1" draw:layer="layout" svg:width="2.5cm" svg:height="1.8cm" svg:x="22.8cm" svg:y="7cm">
          <text:p/>
        </draw:ellipse>
        <draw:polygon draw:style-name="gr13" draw:text-style-name="P1" draw:layer="layout" svg:width="3.499cm" svg:height="0.399cm" svg:x="21.1cm" svg:y="16.7cm" svg:viewBox="0 0 3500 400" draw:points="0,400 452,133 1016,0 1806,0 2484,133 3500,400">
          <text:p/>
        </draw:polygon>
        <draw:polygon draw:style-name="gr9" draw:text-style-name="P1" draw:layer="layout" svg:width="0.572cm" svg:height="0.399cm" svg:x="5.827cm" svg:y="11.5cm" svg:viewBox="0 0 573 400" draw:points="286,400 0,0 286,200 573,0">
          <text:p/>
        </draw:polygon>
        <draw:polygon draw:style-name="gr9" draw:text-style-name="P1" draw:layer="layout" svg:width="0.572cm" svg:height="0.399cm" svg:x="6.927cm" svg:y="11.2cm" svg:viewBox="0 0 573 400" draw:points="286,400 0,0 286,200 573,0">
          <text:p/>
        </draw:polygon>
        <draw:g>
          <draw:path draw:style-name="gr25" draw:text-style-name="P1" draw:layer="layout" svg:width="0.158cm" svg:height="0.819cm" svg:x="22.462cm" svg:y="16.18cm" svg:viewBox="0 0 159 820" svg:d="M0 820c75-84 21-181 26-274 6-95-24-188-16-282v-91l79-99 70-74">
            <text:p/>
          </draw:path>
          <draw:path draw:style-name="gr25" draw:text-style-name="P1" draw:layer="layout" svg:width="0.098cm" svg:height="0.782cm" svg:x="22.764cm" svg:y="16.1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3.023cm" svg:y="16.217cm" svg:viewBox="0 0 77 765" svg:d="M43 765c-55-87-57-199-9-273 71-113-25-189 43-282l-17-91-26-92-10-27">
            <text:p/>
          </draw:path>
        </draw:g>
        <draw:g>
          <draw:path draw:style-name="gr25" draw:text-style-name="P1" draw:layer="layout" svg:width="0.098cm" svg:height="0.782cm" svg:x="21.2cm" svg:y="16.21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1.462cm" svg:y="16.23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21.699cm" svg:y="16.2cm" svg:viewBox="0 0 159 820" svg:d="M159 820c-76-84-21-181-27-274-5-95 24-188 17-282v-91l-79-99-70-74">
            <text:p/>
          </draw:path>
        </draw:g>
        <draw:g>
          <draw:path draw:style-name="gr26" draw:text-style-name="P1" draw:layer="layout" svg:width="0.268cm" svg:height="0.265cm" svg:x="12.004cm" svg:y="16.634cm" svg:viewBox="0 0 269 266" svg:d="M0 266c54-540 158-68 245-198l24 100">
            <text:p/>
          </draw:path>
          <draw:path draw:style-name="gr26" draw:text-style-name="P1" draw:layer="layout" svg:width="0.399cm" svg:height="0.576cm" svg:x="12cm" svg:y="16.3cm" svg:viewBox="0 0 400 577" svg:d="M0 577c30-309 101-540 174-574 64-30 127 158 195 111l31 108">
            <text:p/>
          </draw:path>
        </draw:g>
        <draw:g>
          <draw:path draw:style-name="gr26" draw:text-style-name="P1" draw:layer="layout" svg:width="0.943cm" svg:height="0.273cm" svg:x="14.556cm" svg:y="16.626cm" svg:viewBox="0 0 944 274" svg:d="M0 274c-4-155 183-355 316-240 135 116 279 65 423 85h137l68 14">
            <text:p/>
          </draw:path>
          <draw:path draw:style-name="gr26" draw:text-style-name="P1" draw:layer="layout" svg:width="0.302cm" svg:height="0.323cm" svg:x="14.336cm" svg:y="16.532cm" svg:viewBox="0 0 303 324" svg:d="M256 324c37-89 127-402-114-306l-142 55 14 14">
            <text:p/>
          </draw:path>
          <draw:path draw:style-name="gr26" draw:text-style-name="P1" draw:layer="layout" svg:width="0.675cm" svg:height="0.525cm" svg:x="14.64cm" svg:y="16.244cm" svg:viewBox="0 0 676 526" svg:d="M0 526c49-94 196-194 126-313-74-130 74-231 174-210 103 23 195 85 290 147l86-32">
            <text:p/>
          </draw:path>
        </draw:g>
        <draw:polygon draw:style-name="gr9" draw:text-style-name="P1" draw:layer="layout" svg:width="0.572cm" svg:height="0.399cm" svg:x="8.3cm" svg:y="11.2cm" svg:viewBox="0 0 573 400" draw:points="286,400 0,0 286,200 573,0">
          <text:p/>
        </draw:polygon>
        <draw:polygon draw:style-name="gr9" draw:text-style-name="P1" draw:layer="layout" svg:width="0.572cm" svg:height="0.399cm" svg:x="13.7cm" svg:y="16.5cm" svg:viewBox="0 0 573 400" draw:points="286,400 0,0 286,200 573,0">
          <text:p/>
        </draw:polygon>
        <draw:g>
          <draw:path draw:style-name="gr26" draw:text-style-name="P1" draw:layer="layout" svg:width="0.594cm" svg:height="0.294cm" svg:x="11.398cm" svg:y="16.752cm" svg:viewBox="0 0 595 295" svg:d="M595 295c-155-528-352-134-550-295l-45 83">
            <text:p/>
          </draw:path>
          <draw:path draw:style-name="gr26" draw:text-style-name="P1" draw:layer="layout" svg:width="0.9cm" svg:height="0.626cm" svg:x="11.099cm" svg:y="16.4cm" svg:viewBox="0 0 901 627" svg:d="M901 627c-89-302-259-549-423-614-142-56-266 90-416 17l-62 85">
            <text:p/>
          </draw:path>
        </draw:g>
        <draw:g>
          <draw:path draw:style-name="gr26" draw:text-style-name="P1" draw:layer="layout" svg:width="0.786cm" svg:height="0.577cm" svg:x="21.3cm" svg:y="16.361cm" svg:viewBox="0 0 787 578" svg:d="M755 578c78-134 11-401-159-363-174 37-276-78-411-128l-120-66-65-21">
            <text:p/>
          </draw:path>
          <draw:path draw:style-name="gr26" draw:text-style-name="P1" draw:layer="layout" svg:width="0.343cm" svg:height="0.279cm" svg:x="22.044cm" svg:y="16.604cm" svg:viewBox="0 0 344 280" svg:d="M0 280c12-96 84-416 248-215l96 117-18 5">
            <text:p/>
          </draw:path>
          <draw:path draw:style-name="gr26" draw:text-style-name="P1" draw:layer="layout" svg:width="0.498cm" svg:height="0.683cm" svg:x="21.652cm" svg:y="16.1cm" svg:viewBox="0 0 499 684" svg:d="M393 684c2-107-78-265 41-336 127-80 46-240-51-269-100-29-210-19-324-10l-59-69">
            <text:p/>
          </draw:path>
        </draw:g>
        <draw:g>
          <draw:path draw:style-name="gr26" draw:text-style-name="P1" draw:layer="layout" svg:width="0.938cm" svg:height="0.296cm" svg:x="12.5cm" svg:y="16.594cm" svg:viewBox="0 0 939 297" svg:d="M939 297c4-154-182-373-314-271-134 103-278 37-421 44l-136-14-68 8">
            <text:p/>
          </draw:path>
          <draw:path draw:style-name="gr26" draw:text-style-name="P1" draw:layer="layout" svg:width="0.3cm" svg:height="0.321cm" svg:x="13.356cm" svg:y="16.523cm" svg:viewBox="0 0 301 322" svg:d="M47 322c-36-94-127-416 114-295l140 69-12 12">
            <text:p/>
          </draw:path>
          <draw:path draw:style-name="gr26" draw:text-style-name="P1" draw:layer="layout" svg:width="0.672cm" svg:height="0.552cm" svg:x="12.683cm" svg:y="16.2cm" svg:viewBox="0 0 673 553" svg:d="M673 553c-49-99-195-213-126-325 74-123-73-239-173-227-102 13-194 65-288 118l-86-40">
            <text:p/>
          </draw:path>
        </draw:g>
        <draw:g>
          <draw:path draw:style-name="gr25" draw:text-style-name="P1" draw:layer="layout" svg:width="0.098cm" svg:height="0.782cm" svg:x="23.342cm" svg:y="16.1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3.604cm" svg:y="16.21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23.841cm" svg:y="16.18cm" svg:viewBox="0 0 159 820" svg:d="M159 820c-76-84-21-181-27-274-5-95 24-188 17-282v-91l-79-99-70-7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1T11:36:57.69</meta:creation-date>
    <dc:date>2020-04-06T13:02:59.75</dc:date>
    <meta:editing-duration>P3DT35M18S</meta:editing-duration>
    <meta:editing-cycles>5</meta:editing-cycles>
    <meta:generator>OpenOffice/4.1.3$Win32 OpenOffice.org_project/413m1$Build-9783</meta:generator>
    <meta:document-statistic meta:object-count="303"/>
  </office:meta>
</office:document-meta>
</file>